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67261" officeooo:paragraph-rsid="00167261"/>
    </style:style>
    <style:style style:name="P2" style:family="paragraph" style:parent-style-name="Text_20_body">
      <style:paragraph-properties fo:text-align="end" style:justify-single-word="false"/>
      <style:text-properties officeooo:rsid="00167261" officeooo:paragraph-rsid="00167261"/>
    </style:style>
    <style:style style:name="P3" style:family="paragraph" style:parent-style-name="Text_20_body">
      <style:paragraph-properties fo:text-align="start" style:justify-single-word="false"/>
      <style:text-properties officeooo:rsid="00167261" officeooo:paragraph-rsid="00167261"/>
    </style:style>
    <style:style style:name="P4" style:family="paragraph" style:parent-style-name="Text_20_body">
      <style:paragraph-properties fo:text-align="start" style:justify-single-word="false"/>
      <style:text-properties officeooo:rsid="001a86bc" officeooo:paragraph-rsid="001a86bc"/>
    </style:style>
    <style:style style:name="P5" style:family="paragraph" style:parent-style-name="Text_20_body">
      <style:paragraph-properties fo:text-align="start" style:justify-single-word="false"/>
      <style:text-properties officeooo:rsid="001a86bc" officeooo:paragraph-rsid="001c9977"/>
    </style:style>
    <style:style style:name="P6" style:family="paragraph" style:parent-style-name="Text_20_body">
      <style:paragraph-properties fo:text-align="start" style:justify-single-word="false"/>
      <style:text-properties officeooo:rsid="001c9977" officeooo:paragraph-rsid="00234ba1"/>
    </style:style>
    <style:style style:name="P7" style:family="paragraph" style:parent-style-name="Title">
      <style:text-properties officeooo:rsid="00167261" officeooo:paragraph-rsid="00167261"/>
    </style:style>
    <style:style style:name="T1" style:family="text">
      <style:text-properties officeooo:rsid="0017880f"/>
    </style:style>
    <style:style style:name="T2" style:family="text">
      <style:text-properties officeooo:rsid="001af00c"/>
    </style:style>
    <style:style style:name="T3" style:family="text">
      <style:text-properties officeooo:rsid="001f5d67"/>
    </style:style>
    <style:style style:name="T4" style:family="text">
      <style:text-properties officeooo:rsid="00245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G336E - Analysis of Algorithms 2 Project 2 Report</text:p>
      <text:p text:style-name="P2">Şahin Olut<text:line-break/>150140124</text:p>
      <text:p text:style-name="P3">1) <text:tab/>I did not use the divide and conquer strategy to solve this problem, I would use stack to solve problem. <text:span text:style-name="T1">Firstly, I push every word to stack starting from the head of sentence, after it completes, I pop elements from stack 2 by 2. If it encounters with S, and if it is not end of sentence, I save the one that I popped first from stack in back-up stack and push back the second one that I popped and I continue. When the stack is empty and there are no words in back-up stack, I conclude to a solution, if there are some words still in back-up stack, I push them into main stack and continue normally. Pretty much same approach with recursive version but it is harder to understand but easier to code.</text:span></text:p>
      <text:p text:style-name="P4">Secondly, I would use CYK algorithm <text:span text:style-name="T4">instead of explanation above</text:span>, which is discussed <text:span text:style-name="T4">at following link</text:span> : <text:line-break/><text:a xlink:type="simple" xlink:href="https://en.wikipedia.org/wiki/CYK_algorithm" text:style-name="Internet_20_link" text:visited-style-name="Visited_20_Internet_20_Link">https://en.wikipedia.org/wiki/CYK_algorithm</text:a></text:p>
      <text:p text:style-name="P4"/>
      <text:p text:style-name="P4">2) <text:tab/>Complexity depends on number of POS Tags(k), number of transformation rules(l), length of sentence(n).</text:p>
      <text:p text:style-name="P5"><text:tab/>I used map in my implementation to match words with their POS tags and also I used map for transformation rules. Constructing map for rules and tags cost O(k*log(k) + l*log(l)). Transformation of every word in sentence costs O(n log(k)). After it completes I start to <text:span text:style-name="T2">divide the string by window. <text:line-break/>Checking a pair of words can be transformable costs log(l), doing it for whole sentence costs n*log(l). <text:line-break/>Shifting the window does not add extra complexity in my implementation.</text:span></text:p>
      <text:p text:style-name="P5"><text:span text:style-name="T2"><text:line-break/><text:tab/>Complexity of algorithm is O(n*log(l))<text:line-break/>Also I added some comments on my code to show complexity.</text:span></text:p>
      <text:p text:style-name="P4"/>
      <text:p text:style-name="P6">3) <text:tab/><text:span text:style-name="T3">If a new rule <text:s/>VP → VP PP is added, my structure has to be changed, because in ambiguous situations, map takes the latest rule so in map structure, there should be a vector of possible transformations for a word pair. Thinking with the corrections done on structure, if I find VP PP pair, I check whether is it last two words or not, according to that, I terminate the function or not. I won’t cause extra complexity in my implementation.</text:span></text:p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08:53.471435724</meta:creation-date>
    <dc:date>2017-04-23T19:08:11.928118451</dc:date>
    <meta:editing-duration>PT7M1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2" meta:paragraph-count="8" meta:word-count="358" meta:character-count="2046" meta:non-whitespace-character-count="1686"/>
  </office:meta>
</office:document-meta>
</file>